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1.27cm" fo:margin-right="0cm" fo:margin-top="0cm" fo:margin-bottom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6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Courier New" fo:font-size="8pt" style:font-name-asian="Courier New" style:font-size-asian="8pt" style:font-name-complex="Courier New" style:font-size-complex="8pt"/>
    </style:style>
    <style:style style:name="P7" style:family="paragraph" style:parent-style-name="Standard">
      <style:paragraph-properties fo:margin-left="1.27cm" fo:margin-right="0cm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1.27cm" style:auto-text-indent="false" fo:break-before="auto" fo:break-after="auto" style:writing-mode="lr-tb"/>
    </style:style>
    <style:style style:name="P9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0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style:writing-mode="lr-tb"/>
    </style:style>
    <style:style style:name="P13" style:family="paragraph" style:parent-style-name="Heading_20_1">
      <style:paragraph-properties fo:break-before="auto" fo:break-after="auto" style:writing-mode="lr-tb"/>
    </style:style>
    <style:style style:name="P14" style:family="paragraph" style:parent-style-name="Heading_20_1">
      <style:paragraph-properties fo:margin-top="0.847cm" fo:margin-bottom="0.212cm" fo:break-before="auto" fo:break-after="auto" style:writing-mode="lr-tb"/>
    </style:style>
    <style:style style:name="T1" style:family="text">
      <style:text-properties fo:color="#000099" style:text-underline-style="solid" style:text-underline-width="auto" style:text-underline-color="font-color"/>
    </style:style>
    <style:style style:name="T2" style:family="text">
      <style:text-properties fo:color="#000099" style:font-name="Courier New" fo:font-size="8pt" style:text-underline-style="solid" style:text-underline-width="auto" style:text-underline-color="font-color" style:font-name-asian="Courier New" style:font-size-asian="8pt" style:font-name-complex="Courier New" style:font-size-complex="8pt"/>
    </style:style>
    <style:style style:name="T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" style:family="text">
      <style:text-properties style:font-name="Courier New" fo:font-size="8pt" style:font-name-asian="Courier New" style:font-size-asian="8pt" style:font-name-complex="Courier New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меем: </text:p>
      <text:p text:style-name="P1">- установленный apache22+php, </text:p>
      <text:p text:style-name="P1">- конфигурация в /usr/local/etc/apache22, конфиги виртуальных сайтов в /usr/local/etc/apache22/conf.d</text:p>
      <text:p text:style-name="P1"/>
      <text:p text:style-name="P1"/>
      <text:p text:style-name="P1">Требуется:</text:p>
      <text:p text:style-name="P1">Для любого виртуального сайта обеспечить “проброс” <text:a xlink:type="simple" xlink:href="http://site.name.ru/*.ielt8.htc">http</text:a><text:a xlink:type="simple" xlink:href="http://site.name.ru/*.ielt8.htc">://</text:a><text:a xlink:type="simple" xlink:href="http://site.name.ru/*.ielt8.htc">site</text:a><text:a xlink:type="simple" xlink:href="http://site.name.ru/*.ielt8.htc">.</text:a><text:a xlink:type="simple" xlink:href="http://site.name.ru/*.ielt8.htc">name</text:a><text:a xlink:type="simple" xlink:href="http://site.name.ru/*.ielt8.htc">.</text:a><text:a xlink:type="simple" xlink:href="http://site.name.ru/*.ielt8.htc">ru</text:a><text:a xlink:type="simple" xlink:href="http://site.name.ru/*.ielt8.htc">/*.</text:a><text:a xlink:type="simple" xlink:href="http://site.name.ru/*.ielt8.htc">ielt</text:a><text:a xlink:type="simple" xlink:href="http://site.name.ru/*.ielt8.htc">8.</text:a><text:a xlink:type="simple" xlink:href="http://site.name.ru/*.ielt8.htc">htc</text:a> на http://static.name.ru/htc/*.ielt8.htc.</text:p>
      <text:h text:style-name="P13" text:outline-level="10"><text:bookmark-start text:name="h.44zh7ih19l4y"/>1.<text:bookmark-end text:name="h.44zh7ih19l4y"/> Nginx</text:h>
      <text:p text:style-name="P2">Общепринятым способом решения такого рода задач является установка сервера nginx с пробросом соединений к нужным бэкендам <text:s/>в зависимости от URL. В роли бэкендов выступают оригинальный apache и static.name.ru.</text:p>
      <text:p text:style-name="P2"/>
      <text:p text:style-name="P2">Все действия выполняются от root</text:p>
      <text:p text:style-name="P2">1. Установка nginx</text:p>
      <text:p text:style-name="P2">cd /usr/ports/www/nginx</text:p>
      <text:p text:style-name="P2">make config</text:p>
      <text:p text:style-name="P2">Кроме уже отмеченных, необходимо убедиться, что отмечен модуль gzip_static</text:p>
      <text:p text:style-name="P2">make install</text:p>
      <text:p text:style-name="P2">В /etc/rc.conf необходимо дописать строчку:</text:p>
      <text:p text:style-name="P2">nginx_enable=”YES”</text:p>
      <text:p text:style-name="P2">2. Конфигурация</text:p>
      <text:p text:style-name="P2">Сначала поставим nginx на порту 8080, а затем поменяем его местами с apache. Нужно переименовать папку /usr/local/etc/nginx в /usr/local/etc/nginx.default и создать новую /usr/local/etc/nginx, затем скопировать туда файл mime.types из старой. </text:p>
      <text:p text:style-name="P2">Конфиг /usr/local/etc/nginx.conf будет таким:</text:p>
      <text:p text:style-name="P2"/>
      <text:p text:style-name="P4"><text:span text:style-name="T3">user</text:span><text:span text:style-name="T3"> <text:s/></text:span><text:span text:style-name="T3">nobody</text:span><text:span text:style-name="T3">;</text:span></text:p>
      <text:p text:style-name="P4"><text:span text:style-name="T3">worker</text:span><text:span text:style-name="T3">_</text:span><text:span text:style-name="T3">processes</text:span><text:span text:style-name="T3"> <text:s/>2;</text:span></text:p>
      <text:p text:style-name="P4"><text:span text:style-name="T3">error</text:span><text:span text:style-name="T3">_</text:span><text:span text:style-name="T3">log</text:span><text:span text:style-name="T3"> <text:s/>/</text:span><text:span text:style-name="T3">var</text:span><text:span text:style-name="T3">/</text:span><text:span text:style-name="T3">log</text:span><text:span text:style-name="T3">/</text:span><text:span text:style-name="T3">nginx</text:span><text:span text:style-name="T3">/</text:span><text:span text:style-name="T3">error</text:span><text:span text:style-name="T3">.</text:span><text:span text:style-name="T3">log</text:span><text:span text:style-name="T3">;</text:span></text:p>
      <text:p text:style-name="P4"><text:span text:style-name="T3">#</text:span><text:span text:style-name="T3">pid</text:span><text:span text:style-name="T3"> <text:s text:c="3"/><text:tab/></text:span><text:span text:style-name="T3">logs</text:span><text:span text:style-name="T3">/</text:span><text:span text:style-name="T3">nginx</text:span><text:span text:style-name="T3">.</text:span><text:span text:style-name="T3">pid</text:span><text:span text:style-name="T3">;</text:span></text:p>
      <text:p text:style-name="P5"/>
      <text:p text:style-name="P4"><text:span text:style-name="T3">events</text:span><text:span text:style-name="T3"> {</text:span></text:p>
      <text:p text:style-name="P4"><text:span text:style-name="T3"><text:tab/></text:span><text:span text:style-name="T3">use</text:span><text:span text:style-name="T3"> </text:span><text:span text:style-name="T3">kqueue</text:span><text:span text:style-name="T3">;</text:span></text:p>
      <text:p text:style-name="P4"><text:span text:style-name="T3"><text:tab/></text:span><text:span text:style-name="T3">worker</text:span><text:span text:style-name="T3">_</text:span><text:span text:style-name="T3">connections</text:span><text:span text:style-name="T3"> <text:s/>2048;</text:span></text:p>
      <text:p text:style-name="P5">}</text:p>
      <text:p text:style-name="P5"/>
      <text:p text:style-name="P5"/>
      <text:p text:style-name="P4"><text:span text:style-name="T3">http</text:span><text:span text:style-name="T3"> {</text:span></text:p>
      <text:p text:style-name="P4"><text:span text:style-name="T3"><text:tab/></text:span><text:span text:style-name="T3">include</text:span><text:span text:style-name="T3"> <text:s text:c="2"/><text:tab/></text:span><text:span text:style-name="T3">mime</text:span><text:span text:style-name="T3">.</text:span><text:span text:style-name="T3">types</text:span><text:span text:style-name="T3">;</text:span></text:p>
      <text:p text:style-name="P4"><text:span text:style-name="T3"><text:tab/></text:span><text:span text:style-name="T3">default</text:span><text:span text:style-name="T3">_</text:span><text:span text:style-name="T3">type</text:span><text:span text:style-name="T3"> <text:s/></text:span><text:span text:style-name="T3">application</text:span><text:span text:style-name="T3">/</text:span><text:span text:style-name="T3">octet</text:span><text:span text:style-name="T3">-</text:span><text:span text:style-name="T3">stream</text:span><text:span text:style-name="T3">;</text:span></text:p>
      <text:p text:style-name="P8"><text:span text:style-name="T3">log</text:span><text:span text:style-name="T3">_</text:span><text:span text:style-name="T3">format</text:span><text:span text:style-name="T3"> <text:s/></text:span><text:span text:style-name="T3">main</text:span><text:span text:style-name="T3"> <text:s/>'$</text:span><text:span text:style-name="T3">remote</text:span><text:span text:style-name="T3">_</text:span><text:span text:style-name="T3">addr</text:span><text:span text:style-name="T3"> - $</text:span><text:span text:style-name="T3">remote</text:span><text:span text:style-name="T3">_</text:span><text:span text:style-name="T3">user</text:span><text:span text:style-name="T3"> [$</text:span><text:span text:style-name="T3">time</text:span><text:span text:style-name="T3">_</text:span><text:span text:style-name="T3">local</text:span><text:span text:style-name="T3">] "$</text:span><text:span text:style-name="T3">request</text:span><text:span text:style-name="T3">" '</text:span></text:p>
      <text:p text:style-name="P4"><text:span text:style-name="T3"><text:s text:c="18"/><text:tab/>'$</text:span><text:span text:style-name="T3">status</text:span><text:span text:style-name="T3"> $</text:span><text:span text:style-name="T3">body</text:span><text:span text:style-name="T3">_</text:span><text:span text:style-name="T3">bytes</text:span><text:span text:style-name="T3">_</text:span><text:span text:style-name="T3">sent</text:span><text:span text:style-name="T3"> "$</text:span><text:span text:style-name="T3">http</text:span><text:span text:style-name="T3">_</text:span><text:span text:style-name="T3">referer</text:span><text:span text:style-name="T3">" '</text:span></text:p>
      <text:p text:style-name="P4"><text:soft-page-break/><text:span text:style-name="T3"><text:s text:c="18"/><text:tab/>'"$</text:span><text:span text:style-name="T3">http</text:span><text:span text:style-name="T3">_</text:span><text:span text:style-name="T3">user</text:span><text:span text:style-name="T3">_</text:span><text:span text:style-name="T3">agent</text:span><text:span text:style-name="T3">" "$</text:span><text:span text:style-name="T3">http</text:span><text:span text:style-name="T3">_</text:span><text:span text:style-name="T3">x</text:span><text:span text:style-name="T3">_</text:span><text:span text:style-name="T3">forwarded</text:span><text:span text:style-name="T3">_</text:span><text:span text:style-name="T3">for</text:span><text:span text:style-name="T3">"';</text:span></text:p>
      <text:p text:style-name="P4"><text:span text:style-name="T3"><text:tab/>#</text:span><text:span text:style-name="T3">access</text:span><text:span text:style-name="T3">_</text:span><text:span text:style-name="T3">log</text:span><text:span text:style-name="T3"> <text:s/>/</text:span><text:span text:style-name="T3">var</text:span><text:span text:style-name="T3">/</text:span><text:span text:style-name="T3">log</text:span><text:span text:style-name="T3">/</text:span><text:span text:style-name="T3">nginx</text:span><text:span text:style-name="T3">/</text:span><text:span text:style-name="T3">access</text:span><text:span text:style-name="T3">.</text:span><text:span text:style-name="T3">log</text:span><text:span text:style-name="T3"> <text:s/></text:span><text:span text:style-name="T3">main</text:span><text:span text:style-name="T3">;</text:span></text:p>
      <text:p text:style-name="P4"><text:span text:style-name="T3"><text:tab/></text:span><text:span text:style-name="T3">sendfile</text:span><text:span text:style-name="T3"> <text:s text:c="3"/><text:tab/></text:span><text:span text:style-name="T3">on</text:span><text:span text:style-name="T3">;</text:span></text:p>
      <text:p text:style-name="P4"><text:span text:style-name="T3"><text:tab/>#</text:span><text:span text:style-name="T3">tcp</text:span><text:span text:style-name="T3">_</text:span><text:span text:style-name="T3">nopush</text:span><text:span text:style-name="T3"> <text:tab/></text:span><text:span text:style-name="T3">on</text:span><text:span text:style-name="T3">;</text:span></text:p>
      <text:p text:style-name="P5"><text:s text:c="4"/><text:tab/> </text:p>
      <text:p text:style-name="P4"><text:span text:style-name="T3"><text:tab/>#</text:span><text:span text:style-name="T3">keepalive</text:span><text:span text:style-name="T3">_</text:span><text:span text:style-name="T3">timeout</text:span><text:span text:style-name="T3"> <text:s/>0;</text:span></text:p>
      <text:p text:style-name="P4"><text:span text:style-name="T3"><text:tab/></text:span><text:span text:style-name="T3">keepalive</text:span><text:span text:style-name="T3">_</text:span><text:span text:style-name="T3">timeout</text:span><text:span text:style-name="T3"> <text:s/>65;</text:span></text:p>
      <text:p text:style-name="P5"><text:s/></text:p>
      <text:p text:style-name="P4"><text:span text:style-name="T3"><text:tab/></text:span><text:span text:style-name="T3">gzip</text:span><text:span text:style-name="T3"> <text:s/></text:span><text:span text:style-name="T3">on</text:span><text:span text:style-name="T3">;</text:span></text:p>
      <text:p text:style-name="P4"><text:span text:style-name="T3"><text:tab/></text:span><text:span text:style-name="T3">resolver</text:span><text:span text:style-name="T3"> 213.133.98.98;</text:span></text:p>
      <text:p text:style-name="P4"><text:span text:style-name="T3"><text:tab/>proxy_cache_path <text:s/>/var/nginx/cache/static.name.ru levels=1:2 keys_zone=static:10m;</text:span></text:p>
      <text:p text:style-name="P5"><text:tab/></text:p>
      <text:p text:style-name="P8"><text:span text:style-name="T3">upstream</text:span><text:span text:style-name="T3"> </text:span><text:span text:style-name="T3">shared</text:span><text:span text:style-name="T3">1 {</text:span></text:p>
      <text:p text:style-name="P8"><text:span text:style-name="T3"><text:s text:c="4"/><text:tab/></text:span><text:span text:style-name="T3">server</text:span><text:span text:style-name="T3"> 178.63.212.129:80;</text:span></text:p>
      <text:p text:style-name="P5"><text:tab/>}</text:p>
      <text:p text:style-name="P5"><text:s/></text:p>
      <text:p text:style-name="P4"><text:span text:style-name="T3"><text:tab/></text:span><text:span text:style-name="T3">server</text:span><text:span text:style-name="T3"> {</text:span></text:p>
      <text:p text:style-name="P4"><text:span text:style-name="T3"><text:s text:c="4"/><text:tab/></text:span><text:span text:style-name="T3">listen</text:span><text:span text:style-name="T3"> <text:s text:c="2"/><text:tab/>8080;</text:span></text:p>
      <text:p text:style-name="P4"><text:span text:style-name="T3"><text:s text:c="4"/><text:tab/></text:span><text:span text:style-name="T3">server</text:span><text:span text:style-name="T3">_</text:span><text:span text:style-name="T3">name</text:span><text:span text:style-name="T3"> <text:s/>_;</text:span></text:p>
      <text:p text:style-name="P4"><text:span text:style-name="T3"><text:s text:c="4"/><text:tab/></text:span><text:span text:style-name="T3">server</text:span><text:span text:style-name="T3">_</text:span><text:span text:style-name="T3">name</text:span><text:span text:style-name="T3">_</text:span><text:span text:style-name="T3">in</text:span><text:span text:style-name="T3">_</text:span><text:span text:style-name="T3">redirect</text:span><text:span text:style-name="T3"> </text:span><text:span text:style-name="T3">off</text:span><text:span text:style-name="T3">;</text:span></text:p>
      <text:p text:style-name="P5"><text:s/></text:p>
      <text:p text:style-name="P4"><text:span text:style-name="T3"><text:s text:c="4"/><text:tab/></text:span><text:span text:style-name="T3">location</text:span><text:span text:style-name="T3"> ~ /([^/]*</text:span><text:span text:style-name="T3">ielt</text:span><text:span text:style-name="T3">8\.</text:span><text:span text:style-name="T3">htc</text:span><text:span text:style-name="T3">) {</text:span></text:p>
      <text:p text:style-name="P4"><text:span text:style-name="T3"><text:s text:c="8"/><text:tab/>proxy_pass http://static.name.ru/htc/$1;</text:span></text:p>
      <text:p text:style-name="P4"><text:span text:style-name="T3"><text:s text:c="8"/><text:tab/></text:span><text:span text:style-name="T3">proxy</text:span><text:span text:style-name="T3">_</text:span><text:span text:style-name="T3">cache</text:span><text:span text:style-name="T3"> "</text:span><text:span text:style-name="T3">static</text:span><text:span text:style-name="T3">";</text:span></text:p>
      <text:p text:style-name="P4"><text:span text:style-name="T3"><text:s text:c="8"/><text:tab/></text:span><text:span text:style-name="T3">proxy</text:span><text:span text:style-name="T3">_</text:span><text:span text:style-name="T3">cache</text:span><text:span text:style-name="T3">_</text:span><text:span text:style-name="T3">valid</text:span><text:span text:style-name="T3"> 24</text:span><text:span text:style-name="T3">h</text:span><text:span text:style-name="T3">;</text:span></text:p>
      <text:p text:style-name="P4"><text:span text:style-name="T3"><text:s text:c="8"/><text:tab/></text:span><text:span text:style-name="T3">proxy</text:span><text:span text:style-name="T3">_</text:span><text:span text:style-name="T3">ignore</text:span><text:span text:style-name="T3">_</text:span><text:span text:style-name="T3">headers</text:span><text:span text:style-name="T3"> </text:span><text:span text:style-name="T3">Expires</text:span><text:span text:style-name="T3"> </text:span><text:span text:style-name="T3">Cache</text:span><text:span text:style-name="T3">-</text:span><text:span text:style-name="T3">Control</text:span><text:span text:style-name="T3">;</text:span></text:p>
      <text:p text:style-name="P4"><text:span text:style-name="T3"><text:s text:c="8"/><text:tab/>proxy_set_header <text:s/>Host <text:s text:c="3"/><text:tab/>static.name</text:span><text:span text:style-name="T3">.</text:span><text:span text:style-name="T3">ru;</text:span></text:p>
      <text:p text:style-name="P4"><text:span text:style-name="T3"><text:s text:c="8"/><text:tab/></text:span><text:span text:style-name="T3">proxy</text:span><text:span text:style-name="T3">_</text:span><text:span text:style-name="T3">set</text:span><text:span text:style-name="T3">_</text:span><text:span text:style-name="T3">header</text:span><text:span text:style-name="T3"> <text:s/></text:span><text:span text:style-name="T3">X</text:span><text:span text:style-name="T3">-</text:span><text:span text:style-name="T3">Forwarded</text:span><text:span text:style-name="T3">-</text:span><text:span text:style-name="T3">For</text:span><text:span text:style-name="T3"> <text:s/>$</text:span><text:span text:style-name="T3">remote</text:span><text:span text:style-name="T3">_</text:span><text:span text:style-name="T3">addr</text:span><text:span text:style-name="T3">;</text:span></text:p>
      <text:p text:style-name="P5"><text:s text:c="4"/><text:tab/>}</text:p>
      <text:p text:style-name="P4"><text:span text:style-name="T3"><text:s text:c="4"/><text:tab/></text:span><text:span text:style-name="T3">location</text:span><text:span text:style-name="T3"> / {</text:span></text:p>
      <text:p text:style-name="P4"><text:span text:style-name="T3"><text:s text:c="8"/><text:tab/></text:span><text:span text:style-name="T3">proxy</text:span><text:span text:style-name="T3">_</text:span><text:span text:style-name="T3">pass</text:span><text:span text:style-name="T3"> <text:s text:c="3"/><text:tab/></text:span><text:span text:style-name="T3">http</text:span><text:span text:style-name="T3">://</text:span><text:span text:style-name="T3">shared</text:span><text:span text:style-name="T3">1;</text:span></text:p>
      <text:p text:style-name="P4"><text:span text:style-name="T3"><text:s text:c="8"/><text:tab/></text:span><text:span text:style-name="T3">proxy</text:span><text:span text:style-name="T3">_</text:span><text:span text:style-name="T3">redirect</text:span><text:span text:style-name="T3"><text:tab/></text:span><text:span text:style-name="T3">off</text:span><text:span text:style-name="T3">;</text:span></text:p>
      <text:p text:style-name="P4"><text:span text:style-name="T3"><text:s text:c="8"/><text:tab/></text:span><text:span text:style-name="T3">proxy</text:span><text:span text:style-name="T3">_</text:span><text:span text:style-name="T3">set</text:span><text:span text:style-name="T3">_</text:span><text:span text:style-name="T3">header</text:span><text:span text:style-name="T3"> <text:s/></text:span><text:span text:style-name="T3">Host</text:span><text:span text:style-name="T3"> <text:s text:c="3"/><text:tab/>$</text:span><text:span text:style-name="T3">host</text:span><text:span text:style-name="T3">;</text:span></text:p>
      <text:p text:style-name="P4"><text:span text:style-name="T3"><text:s text:c="8"/><text:tab/></text:span><text:span text:style-name="T3">proxy</text:span><text:span text:style-name="T3">_</text:span><text:span text:style-name="T3">set</text:span><text:span text:style-name="T3">_</text:span><text:span text:style-name="T3">header</text:span><text:span text:style-name="T3"> <text:s/></text:span><text:span text:style-name="T3">X</text:span><text:span text:style-name="T3">-</text:span><text:span text:style-name="T3">Forwarded</text:span><text:span text:style-name="T3">-</text:span><text:span text:style-name="T3">For</text:span><text:span text:style-name="T3"> <text:s/>$</text:span><text:span text:style-name="T3">remote</text:span><text:span text:style-name="T3">_</text:span><text:span text:style-name="T3">addr</text:span><text:span text:style-name="T3">;</text:span></text:p>
      <text:p text:style-name="P5"><text:s text:c="4"/><text:tab/>}</text:p>
      <text:p text:style-name="P5"><text:s/></text:p>
      <text:p text:style-name="P4"><text:span text:style-name="T3"><text:s text:c="4"/><text:tab/></text:span><text:span text:style-name="T3">error</text:span><text:span text:style-name="T3">_</text:span><text:span text:style-name="T3">page</text:span><text:span text:style-name="T3"> <text:s text:c="2"/>500 502 503 504 <text:s/>/50</text:span><text:span text:style-name="T3">x</text:span><text:span text:style-name="T3">.</text:span><text:span text:style-name="T3">html</text:span><text:span text:style-name="T3">;</text:span></text:p>
      <text:p text:style-name="P4"><text:span text:style-name="T3"><text:s text:c="4"/><text:tab/></text:span><text:span text:style-name="T3">location</text:span><text:span text:style-name="T3"> = /50</text:span><text:span text:style-name="T3">x</text:span><text:span text:style-name="T3">.</text:span><text:span text:style-name="T3">html</text:span><text:span text:style-name="T3"> {</text:span></text:p>
      <text:p text:style-name="P4"><text:span text:style-name="T3"><text:s text:c="8"/><text:tab/></text:span><text:span text:style-name="T3">root</text:span><text:span text:style-name="T3"> <text:s text:c="2"/>/</text:span><text:span text:style-name="T3">usr</text:span><text:span text:style-name="T3">/</text:span><text:span text:style-name="T3">local</text:span><text:span text:style-name="T3">/</text:span><text:span text:style-name="T3">www</text:span><text:span text:style-name="T3">/</text:span><text:span text:style-name="T3">nginx</text:span><text:span text:style-name="T3">-</text:span><text:span text:style-name="T3">dist</text:span><text:span text:style-name="T3">;</text:span></text:p>
      <text:p text:style-name="P5"><text:s text:c="4"/><text:tab/>}</text:p>
      <text:p text:style-name="P5"/>
      <text:p text:style-name="P4"><text:span text:style-name="T3"><text:s text:c="4"/><text:tab/></text:span><text:span text:style-name="T3">location</text:span><text:span text:style-name="T3"> ~ /\.</text:span><text:span text:style-name="T3">ht</text:span><text:span text:style-name="T3"> {</text:span></text:p>
      <text:p text:style-name="P4"><text:span text:style-name="T3"><text:s text:c="8"/><text:tab/></text:span><text:span text:style-name="T3">deny</text:span><text:span text:style-name="T3"> <text:s/></text:span><text:span text:style-name="T3">all</text:span><text:span text:style-name="T3">;</text:span></text:p>
      <text:p text:style-name="P5"><text:s text:c="4"/><text:tab/>}</text:p>
      <text:p text:style-name="P5"><text:tab/>}</text:p>
      <text:p text:style-name="P5">}</text:p>
      <text:p text:style-name="P2"/>
      <text:p text:style-name="P2">Эта конфигурация обеспечивает проброс всех соединений с 8080 на бэкенд, <text:s/>слушающий на 80 порту.</text:p>
      <text:p text:style-name="P2">Создаём папку для кэша:</text:p>
      <text:p text:style-name="P4"><text:span text:style-name="T4">mkdir</text:span><text:span text:style-name="T4"> -</text:span><text:span text:style-name="T4">p</text:span><text:span text:style-name="T4"> /</text:span><text:span text:style-name="T4">var</text:span><text:span text:style-name="T4">/</text:span><text:span text:style-name="T4">nginx</text:span><text:span text:style-name="T4">/</text:span><text:span text:style-name="T4">cache</text:span></text:p>
      <text:p text:style-name="P4"><text:span text:style-name="T4">chown</text:span><text:span text:style-name="T4"> </text:span><text:span text:style-name="T4">nobody</text:span><text:span text:style-name="T4"> /</text:span><text:span text:style-name="T4">var</text:span><text:span text:style-name="T4">/</text:span><text:span text:style-name="T4">nginx</text:span><text:span text:style-name="T4">/</text:span><text:span text:style-name="T4">cache</text:span></text:p>
      <text:p text:style-name="P2">3. Запуск.</text:p>
      <text:p text:style-name="P4"><text:soft-page-break/><text:span text:style-name="T4">nginx</text:span><text:span text:style-name="T4"> -</text:span><text:span text:style-name="T4">t</text:span><text:span text:style-name="T4"> (</text:span><text:span text:style-name="T4">проверка</text:span><text:span text:style-name="T4"> </text:span><text:span text:style-name="T4">конфигурации</text:span><text:span text:style-name="T4">, </text:span><text:span text:style-name="T4">если</text:span><text:span text:style-name="T4"> </text:span><text:span text:style-name="T4">есть</text:span><text:span text:style-name="T4"> </text:span><text:span text:style-name="T4">какие</text:span><text:span text:style-name="T4">-</text:span><text:span text:style-name="T4">то</text:span><text:span text:style-name="T4"> </text:span><text:span text:style-name="T4">ошибки</text:span><text:span text:style-name="T4">, </text:span><text:span text:style-name="T4">исправляем</text:span><text:span text:style-name="T4">)</text:span>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nginx</text:span><text:span text:style-name="T4"> </text:span><text:span text:style-name="T4">start</text:span></text:p>
      <text:p text:style-name="P2">Убеждаемся, что nginx запустился:</text:p>
      <text:p text:style-name="P4"><text:span text:style-name="T4">sockstat</text:span><text:span text:style-name="T4"> -4</text:span><text:span text:style-name="T4">l</text:span><text:span text:style-name="T4">|</text:span><text:span text:style-name="T4">grep</text:span><text:span text:style-name="T4"> 8080</text:span></text:p>
      <text:p text:style-name="P2">Обращаемся через свой браузер к нескольким хостам на этом сервере, но по порту 8080:</text:p>
      <text:p text:style-name="P2"><text:span text:style-name="T1">http://test.name.ru:8080</text:span></text:p>
      <text:p text:style-name="P12"><text:span text:style-name="T1">http://test.name.ru:8080/a.ielt8.htc</text:span></text:p>
      <text:p text:style-name="P2">Сервер виртуальных машин может запрещать обращение к порту 8080, это можно обойти тремя способами:</text:p>
      <text:p text:style-name="P2">- добавить разрешающее правило ipfw (achtung! лучше это самостоятельно не делать, а позвать админа)</text:p>
      <text:p text:style-name="P2">- тестировать через туннель (подключаемся к <text:span text:style-name="T1">test.name.ru</text:span> через ssh и заодно устанавливаем проброс локального порта 8080 на порт 8080 на сервере):</text:p>
      <text:p text:style-name="P4"><text:span text:style-name="T4">ssh -L8080:test.name.ru:8080 </text:span><text:a xlink:type="simple" xlink:href="mailto:user@aeroflot.onlifeon.ru">user</text:a><text:a xlink:type="simple" xlink:href="mailto:user@aeroflot.onlifeon.ru">@</text:a><text:span text:style-name="T2">test.name</text:span><text:a xlink:type="simple" xlink:href="mailto:user@aeroflot.onlifeon.ru">.</text:a><text:a xlink:type="simple" xlink:href="mailto:user@aeroflot.onlifeon.ru">ru</text:a><text:span text:style-name="T4"> -N -f</text:span></text:p>
      <text:p text:style-name="P2">- или с локального хоста на сервере:</text:p>
      <text:p text:style-name="P4"><text:span text:style-name="T4">lynx http://test.name.ru:8080</text:span></text:p>
      <text:p text:style-name="P2"/>
      <text:p text:style-name="P2">4. Добавление модуля rpaf к apache. </text:p>
      <text:p text:style-name="P2">У соединений, пришедших от nginx, IP клиента записывается в лог как пришедшие с одного и того же IP. Чтобы избежать этого, нужно установить модуль rpaf, который записывает не реальный IP-адрес из IP-протокола, а адрес, переданный nginx’ом в заголовке X-Forwarded-For:</text:p>
      <text:p text:style-name="P4"><text:span text:style-name="T4">cd</text:span><text:span text:style-name="T4"> /</text:span><text:span text:style-name="T4">usr</text:span><text:span text:style-name="T4">/</text:span><text:span text:style-name="T4">ports</text:span><text:span text:style-name="T4">/</text:span><text:span text:style-name="T4">www</text:span><text:span text:style-name="T4">/</text:span><text:span text:style-name="T4">mod</text:span><text:span text:style-name="T4">_</text:span><text:span text:style-name="T4">rpaf</text:span><text:span text:style-name="T4">2</text:span></text:p>
      <text:p text:style-name="P4"><text:span text:style-name="T4">make</text:span><text:span text:style-name="T4"> &amp;&amp; </text:span><text:span text:style-name="T4">make</text:span><text:span text:style-name="T4"> </text:span><text:span text:style-name="T4">install</text:span></text:p>
      <text:p text:style-name="P2">В /usr/local/etc/apache22/httpd.conf будет дописана закомментированная строчка:</text:p>
      <text:p text:style-name="P4"><text:span text:style-name="T4">#</text:span><text:span text:style-name="T4">LoadModule</text:span><text:span text:style-name="T4"> </text:span><text:span text:style-name="T4">rpaf</text:span><text:span text:style-name="T4">_</text:span><text:span text:style-name="T4">module</text:span><text:span text:style-name="T4"> <text:s text:c="3"/><text:tab/></text:span><text:span text:style-name="T4">libexec</text:span><text:span text:style-name="T4">/</text:span><text:span text:style-name="T4">apache</text:span><text:span text:style-name="T4">22/</text:span><text:span text:style-name="T4">mod</text:span><text:span text:style-name="T4">_</text:span><text:span text:style-name="T4">rpaf</text:span><text:span text:style-name="T4">.</text:span><text:span text:style-name="T4">so</text:span></text:p>
      <text:p text:style-name="P2"/>
      <text:p text:style-name="P2">Ее нужно раскомментировать, после нее дописать:</text:p>
      <text:p text:style-name="P3"><text:span text:style-name="T3">&lt;</text:span><text:span text:style-name="T3">IfModule</text:span><text:span text:style-name="T3"> </text:span><text:span text:style-name="T3">rpaf</text:span><text:span text:style-name="T3">_</text:span><text:span text:style-name="T3">module</text:span><text:span text:style-name="T3">&gt;</text:span></text:p>
      <text:p text:style-name="P3"><text:span text:style-name="T3"><text:tab/></text:span><text:span text:style-name="T3">RPAFenable</text:span><text:span text:style-name="T3"> </text:span><text:span text:style-name="T3">On</text:span></text:p>
      <text:p text:style-name="P3"><text:span text:style-name="T3"><text:tab/></text:span><text:span text:style-name="T3">RPAFsethostname</text:span><text:span text:style-name="T3"> </text:span><text:span text:style-name="T3">On</text:span></text:p>
      <text:p text:style-name="P3"><text:span text:style-name="T3"><text:tab/></text:span><text:span text:style-name="T3">RPAFproxy</text:span><text:span text:style-name="T3">_</text:span><text:span text:style-name="T3">ips</text:span><text:span text:style-name="T3"> 178.63.212.129</text:span></text:p>
      <text:p text:style-name="P3"><text:span text:style-name="T3"><text:tab/></text:span><text:span text:style-name="T3">RPAFheader</text:span><text:span text:style-name="T3"> </text:span><text:span text:style-name="T3">X</text:span><text:span text:style-name="T3">-</text:span><text:span text:style-name="T3">Forwarded</text:span><text:span text:style-name="T3">-</text:span><text:span text:style-name="T3">For</text:span></text:p>
      <text:p text:style-name="P3"><text:span text:style-name="T3">&lt;/</text:span><text:span text:style-name="T3">IfModule</text:span><text:span text:style-name="T3">&gt;</text:span></text:p>
      <text:p text:style-name="P2"/>
      <text:p text:style-name="P2">И перезапустить apache: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apache</text:span><text:span text:style-name="T4">22 </text:span><text:span text:style-name="T4">reload</text:span></text:p>
      <text:p text:style-name="P2">Проверить работоспособность можно по логам apache, обратившись с любого внешнего адреса к любому документу.</text:p>
      <text:p text:style-name="P2">4. Перенос apache на порт 8080, а nginx на 80.</text:p>
      <text:p text:style-name="P2">Делаем 2 бэкапа конфигурации apache и сначала тренируемся на одном из них:</text:p>
      <text:p text:style-name="P4"><text:span text:style-name="T4">cp</text:span><text:span text:style-name="T4"> -</text:span><text:span text:style-name="T4">pR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/</text:span><text:span text:style-name="T4">root</text:span><text:span text:style-name="T4">/</text:span><text:span text:style-name="T4">apache</text:span><text:span text:style-name="T4">22.</text:span><text:span text:style-name="T4">backup</text:span></text:p>
      <text:p text:style-name="P4"><text:span text:style-name="T4">cp</text:span><text:span text:style-name="T4"> -</text:span><text:span text:style-name="T4">pR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/</text:span><text:span text:style-name="T4">root</text:span><text:span text:style-name="T4">/</text:span><text:span text:style-name="T4">apache</text:span><text:span text:style-name="T4">22.</text:span><text:span text:style-name="T4">train</text:span></text:p>
      <text:p text:style-name="P4"><text:span text:style-name="T4">cd</text:span><text:span text:style-name="T4"> /</text:span><text:span text:style-name="T4">root</text:span><text:span text:style-name="T4">/</text:span><text:span text:style-name="T4">apache</text:span><text:span text:style-name="T4">22.</text:span><text:span text:style-name="T4">train</text:span></text:p>
      <text:p text:style-name="P4"><text:span text:style-name="T4">for</text:span><text:span text:style-name="T4"> </text:span><text:span text:style-name="T4">i</text:span><text:span text:style-name="T4"> </text:span><text:span text:style-name="T4">in</text:span><text:span text:style-name="T4"> `</text:span><text:span text:style-name="T4">grep</text:span><text:span text:style-name="T4"> -</text:span><text:span text:style-name="T4">lR</text:span><text:span text:style-name="T4"> '\&lt;80\&gt;' .`; </text:span><text:span text:style-name="T4">do</text:span><text:span text:style-name="T4"> </text:span><text:span text:style-name="T4">perl</text:span><text:span text:style-name="T4"> -</text:span><text:span text:style-name="T4">i</text:span><text:span text:style-name="T4"> -</text:span><text:span text:style-name="T4">npe</text:span><text:span text:style-name="T4"> '</text:span><text:span text:style-name="T4">s</text:span><text:span text:style-name="T4">/\</text:span><text:span text:style-name="T4">b</text:span><text:span text:style-name="T4">80\</text:span><text:span text:style-name="T4">b</text:span><text:span text:style-name="T4">/8080/</text:span><text:span text:style-name="T4">g</text:span><text:span text:style-name="T4">' $</text:span><text:span text:style-name="T4">i</text:span><text:span text:style-name="T4"> ; </text:span><text:span text:style-name="T4">done</text:span></text:p>
      <text:p text:style-name="P4"><text:span text:style-name="T4">cd</text:span><text:span text:style-name="T4"> ..</text:span></text:p>
      <text:p text:style-name="P4"><text:span text:style-name="T4">diff</text:span><text:span text:style-name="T4"> -</text:span><text:span text:style-name="T4">ru</text:span><text:span text:style-name="T4"> </text:span><text:span text:style-name="T4">apache</text:span><text:span text:style-name="T4">22.</text:span><text:span text:style-name="T4">backup</text:span><text:span text:style-name="T4"> </text:span><text:span text:style-name="T4">apache</text:span><text:span text:style-name="T4">22.</text:span><text:span text:style-name="T4">train</text:span><text:span text:style-name="T4"> | </text:span><text:span text:style-name="T4">vi</text:span><text:span text:style-name="T4"> - (</text:span><text:span text:style-name="T4">или</text:span><text:span text:style-name="T4"> </text:span><text:span text:style-name="T4">любой</text:span><text:span text:style-name="T4"> </text:span><text:span text:style-name="T4">другой</text:span><text:span text:style-name="T4"> </text:span><text:span text:style-name="T4">привычный</text:span><text:span text:style-name="T4"> </text:span><text:span text:style-name="T4">редактор</text:span><text:span text:style-name="T4">)</text:span></text:p>
      <text:p text:style-name="P2">Если изменения касаются только портов, то выполняем однострочник в папке /usr/local/etc/apache22</text:p>
      <text:p text:style-name="P2"/>
      <text:p text:style-name="P2"><text:soft-page-break/>Останавливаем nginx: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nginx</text:span><text:span text:style-name="T4"> </text:span><text:span text:style-name="T4">stop</text:span></text:p>
      <text:p text:style-name="P2">В файле /usr/local/etc/nginx.conf меняем listen 8080 на listen 80, а upstream shared1 на 8080 (естественно, там должен быть указан правильный IP-адрес). На всякий случай нужно не забыть проверить конфигурацию nginx -t.</text:p>
      <text:p text:style-name="P2">Перезапускаем apache и тут же запускаем nginx, попутно молимся, чтобы все было правильно: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apache</text:span><text:span text:style-name="T4">22 </text:span><text:span text:style-name="T4">reload</text:span><text:span text:style-name="T4">;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nginx</text:span><text:span text:style-name="T4"> </text:span><text:span text:style-name="T4">start</text:span><text:span text:style-name="T4">.</text:span></text:p>
      <text:p text:style-name="P6"/>
      <text:p text:style-name="P2">Если возникла ЛЮБАЯ ошибка, устранение которой займет больше 30 секунд: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nginx</text:span><text:span text:style-name="T4"> </text:span><text:span text:style-name="T4">stop</text:span><text:span text:style-name="T4">; </text:span><text:span text:style-name="T4">mv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.8080; </text:span><text:span text:style-name="T4">cp</text:span><text:span text:style-name="T4"> -</text:span><text:span text:style-name="T4">pR</text:span><text:span text:style-name="T4"> /</text:span><text:span text:style-name="T4">root</text:span><text:span text:style-name="T4">/</text:span><text:span text:style-name="T4">apache</text:span><text:span text:style-name="T4">22.</text:span><text:span text:style-name="T4">backup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;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</text:span><text:span text:style-name="T4">start</text:span></text:p>
      <text:p text:style-name="P2">Апач будет снова запущен на 80 порту.</text:p>
      <text:p text:style-name="P2"/>
      <text:p text:style-name="P2">После того, как все проверено, для оптимизации производительности можно отключить логи nginx:</text:p>
      <text:p text:style-name="P4"><text:span text:style-name="T3">error</text:span><text:span text:style-name="T3">_</text:span><text:span text:style-name="T3">log</text:span><text:span text:style-name="T3"> </text:span><text:span text:style-name="T3">off</text:span><text:span text:style-name="T3">;</text:span></text:p>
      <text:p text:style-name="P5"/>
      <text:h text:style-name="P14" text:outline-level="10"><text:bookmark-start text:name="h.d0p53nvpfh0c"/>2.<text:bookmark-end text:name="h.d0p53nvpfh0c"/> Apache + mod_proxy</text:h>
      <text:p text:style-name="P2">Можно пробрасывать http через apache+mod_proxy с помощью директивы ProxyPassMatch <text:span text:style-name="T1">(</text:span><text:span text:style-name="T1">http</text:span><text:span text:style-name="T1">://</text:span><text:span text:style-name="T1">httpd</text:span><text:span text:style-name="T1">.</text:span><text:span text:style-name="T1">apache</text:span><text:span text:style-name="T1">.</text:span><text:span text:style-name="T1">org</text:span><text:span text:style-name="T1">/</text:span><text:span text:style-name="T1">docs</text:span><text:span text:style-name="T1">/2.2/</text:span><text:span text:style-name="T1">mod</text:span><text:span text:style-name="T1">/</text:span><text:span text:style-name="T1">mod</text:span><text:span text:style-name="T1">_</text:span><text:span text:style-name="T1">proxy</text:span><text:span text:style-name="T1">.</text:span><text:span text:style-name="T1">html</text:span><text:span text:style-name="T1">#</text:span><text:span text:style-name="T1">proxypassmatch</text:span><text:span text:style-name="T1">)</text:span></text:p>
      <text:p text:style-name="P2">Для этого в apache должен быть включен модуль mod_proxy и mod_proxy_http, обычно на серверах он отсутствует. Чтобы его добавить, нужно пересобрать апач с этим модулем. Делается это так:</text:p>
      <text:p text:style-name="P4"><text:span text:style-name="T4">pkg</text:span><text:span text:style-name="T4">_</text:span><text:span text:style-name="T4">info</text:span><text:span text:style-name="T4">|</text:span><text:span text:style-name="T4">grep</text:span><text:span text:style-name="T4"> </text:span><text:span text:style-name="T4">apache</text:span><text:span text:style-name="T4"> (</text:span><text:span text:style-name="T4">смотрим</text:span><text:span text:style-name="T4">, </text:span><text:span text:style-name="T4">какой</text:span><text:span text:style-name="T4"> </text:span><text:span text:style-name="T4">apache</text:span><text:span text:style-name="T4"> </text:span><text:span text:style-name="T4">установлен</text:span><text:span text:style-name="T4">), </text:span><text:span text:style-name="T4">мне</text:span><text:span text:style-name="T4"> </text:span><text:span text:style-name="T4">выдал</text:span><text:span text:style-name="T4"> </text:span><text:span text:style-name="T4">следующее</text:span><text:span text:style-name="T4">: </text:span></text:p>
      <text:p text:style-name="P4"><text:span text:style-name="T4">apache</text:span><text:span text:style-name="T4">-</text:span><text:span text:style-name="T4">itk</text:span><text:span text:style-name="T4">-2.2.17_2 </text:span><text:span text:style-name="T4">Version</text:span><text:span text:style-name="T4"> 2.2.</text:span><text:span text:style-name="T4">x</text:span><text:span text:style-name="T4"> </text:span><text:span text:style-name="T4">of</text:span><text:span text:style-name="T4"> </text:span><text:span text:style-name="T4">Apache</text:span><text:span text:style-name="T4"> </text:span><text:span text:style-name="T4">web</text:span><text:span text:style-name="T4"> </text:span><text:span text:style-name="T4">server</text:span><text:span text:style-name="T4"> </text:span><text:span text:style-name="T4">with</text:span><text:span text:style-name="T4"> </text:span><text:span text:style-name="T4">itk</text:span><text:span text:style-name="T4"> </text:span><text:span text:style-name="T4">MPM</text:span><text:span text:style-name="T4">.</text:span></text:p>
      <text:p text:style-name="P2">Сохраняем пакет в текущем состоянии</text:p>
      <text:p text:style-name="P4"><text:span text:style-name="T4">pkg</text:span><text:span text:style-name="T4">_</text:span><text:span text:style-name="T4">create</text:span><text:span text:style-name="T4"> -</text:span><text:span text:style-name="T4">b</text:span><text:span text:style-name="T4"> </text:span><text:span text:style-name="T4">apache</text:span><text:span text:style-name="T4">-</text:span><text:span text:style-name="T4">itk</text:span><text:span text:style-name="T4">-2.2.17_2</text:span></text:p>
      <text:p text:style-name="P1">В текущем каталоге будет создан файл apache-itk-2.2.17_2.tbz, , если что, можно будет его потом восстановить командой pkg_install apache-itk-2.2.17_2.tbz.</text:p>
      <text:p text:style-name="P2">Идем в папку порта apache22-itk-mpm и пересобираем его с нужным опциями:</text:p>
      <text:p text:style-name="P4"><text:span text:style-name="T4">cd</text:span><text:span text:style-name="T4"> /</text:span><text:span text:style-name="T4">usr</text:span><text:span text:style-name="T4">/</text:span><text:span text:style-name="T4">ports</text:span><text:span text:style-name="T4">/</text:span><text:span text:style-name="T4">www</text:span><text:span text:style-name="T4">/</text:span><text:span text:style-name="T4">apache</text:span><text:span text:style-name="T4">22-</text:span><text:span text:style-name="T4">itk</text:span><text:span text:style-name="T4">-</text:span><text:span text:style-name="T4">mpm</text:span></text:p>
      <text:p text:style-name="P4"><text:span text:style-name="T4">make</text:span><text:span text:style-name="T4"> </text:span><text:span text:style-name="T4">config</text:span></text:p>
      <text:p text:style-name="P1">В конфиге нужно дополнительно отметить пункты PROXY и PROXY_HTTP, после чего выполнить команду make. Apache будет пересобран, имеет смысл на всякий случай проверить конфигурацию, вдруг забыли собрать какой-нибудь используемый модуль:</text:p>
      <text:p text:style-name="P7"><text:span text:style-name="T4"># </text:span><text:span text:style-name="T4">cd</text:span><text:span text:style-name="T4"> </text:span><text:span text:style-name="T4">work</text:span><text:span text:style-name="T4">/</text:span><text:span text:style-name="T4">httpd</text:span><text:span text:style-name="T4">-2.2.21</text:span></text:p>
      <text:p text:style-name="P7"><text:span text:style-name="T4"># </text:span><text:span text:style-name="T4">httpd</text:span><text:span text:style-name="T4"> -</text:span><text:span text:style-name="T4">t</text:span></text:p>
      <text:p text:style-name="P7"><text:span text:style-name="T4">Syntax</text:span><text:span text:style-name="T4"> </text:span><text:span text:style-name="T4">ok</text:span></text:p>
      <text:p text:style-name="P1">Сохраним конфиг апача:</text:p>
      <text:p text:style-name="P7"><text:span text:style-name="T4">cp</text:span><text:span text:style-name="T4"> -</text:span><text:span text:style-name="T4">pR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/</text:span><text:span text:style-name="T4">root</text:span><text:span text:style-name="T4">/</text:span><text:span text:style-name="T4">apache</text:span><text:span text:style-name="T4">22-2011-12-21</text:span></text:p>
      <text:p text:style-name="P2">И установим новый апач поверх старого:</text:p>
      <text:p text:style-name="P4"><text:span text:style-name="T4">make</text:span><text:span text:style-name="T4"> </text:span><text:span text:style-name="T4">install</text:span>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apache</text:span><text:span text:style-name="T4">22 </text:span><text:span text:style-name="T4">restart</text:span></text:p>
      <text:p text:style-name="P1">Проверяем работу на любом сайте с этого хоста, по идее, всё должно быть нормально.</text:p>
      <text:p text:style-name="P2"><text:soft-page-break/>Включаем модули mod_proxy и mod_proxy_http, для этого нужно добавить строки в /usr/local/etc/apache22/httpd.conf в конец списка директив LoadModule:</text:p>
      <text:p text:style-name="P4"><text:span text:style-name="T4">LoadModule</text:span><text:span text:style-name="T4"> </text:span><text:span text:style-name="T4">proxy</text:span><text:span text:style-name="T4">_</text:span><text:span text:style-name="T4">module</text:span><text:span text:style-name="T4"> <text:s text:c="2"/><text:tab/></text:span><text:span text:style-name="T4">libexec</text:span><text:span text:style-name="T4">/</text:span><text:span text:style-name="T4">apache</text:span><text:span text:style-name="T4">22/</text:span><text:span text:style-name="T4">mod</text:span><text:span text:style-name="T4">_</text:span><text:span text:style-name="T4">proxy</text:span><text:span text:style-name="T4">.</text:span><text:span text:style-name="T4">so</text:span></text:p>
      <text:p text:style-name="P4"><text:span text:style-name="T4">LoadModule</text:span><text:span text:style-name="T4"> </text:span><text:span text:style-name="T4">proxy</text:span><text:span text:style-name="T4">_</text:span><text:span text:style-name="T4">http</text:span><text:span text:style-name="T4">_</text:span><text:span text:style-name="T4">module</text:span><text:span text:style-name="T4"> <text:s text:c="2"/><text:tab/></text:span><text:span text:style-name="T4">libexec</text:span><text:span text:style-name="T4">/</text:span><text:span text:style-name="T4">apache</text:span><text:span text:style-name="T4">22/</text:span><text:span text:style-name="T4">mod</text:span><text:span text:style-name="T4">_</text:span><text:span text:style-name="T4">proxy</text:span><text:span text:style-name="T4">_</text:span><text:span text:style-name="T4">http</text:span><text:span text:style-name="T4">.</text:span><text:span text:style-name="T4">so</text:span></text:p>
      <text:p text:style-name="P2">Теперь в конфигурацию виртуального хоста <text:s/>(или в макроконфиги) можно добавлять проброс запросов *.htc на static.onlf.ru:</text:p>
      <text:p text:style-name="P4"><text:span text:style-name="T4">&lt;</text:span><text:span text:style-name="T4">IfModule</text:span><text:span text:style-name="T4"> </text:span><text:span text:style-name="T4">proxy</text:span><text:span text:style-name="T4">_</text:span><text:span text:style-name="T4">module</text:span><text:span text:style-name="T4">&gt;</text:span></text:p>
      <text:p text:style-name="P4"><text:span text:style-name="T4">&lt;</text:span><text:span text:style-name="T4">IfModule</text:span><text:span text:style-name="T4"> </text:span><text:span text:style-name="T4">proxy</text:span><text:span text:style-name="T4">_</text:span><text:span text:style-name="T4">http</text:span><text:span text:style-name="T4">_</text:span><text:span text:style-name="T4">module</text:span><text:span text:style-name="T4">&gt;</text:span></text:p>
      <text:p text:style-name="P8"><text:span text:style-name="T4"><text:s/>ProxyPassMatch /([^/]+\.htc)$ http://static.name.ru/htc/$1</text:span></text:p>
      <text:p text:style-name="P4"><text:span text:style-name="T4">&lt;/</text:span><text:span text:style-name="T4">IfModule</text:span><text:span text:style-name="T4">&gt;</text:span></text:p>
      <text:p text:style-name="P4"><text:span text:style-name="T4">&lt;/</text:span><text:span text:style-name="T4">IfModule</text:span><text:span text:style-name="T4">&gt;</text:span></text:p>
      <text:p text:style-name="P2">После этого можно проверить конфигурацию и рестартовать апач:</text:p>
      <text:p text:style-name="P4"><text:span text:style-name="T4">apachectl</text:span><text:span text:style-name="T4"> </text:span><text:span text:style-name="T4">configtest</text:span>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apache</text:span><text:span text:style-name="T4">22 </text:span><text:span text:style-name="T4">reload</text:span></text:p>
      <text:p text:style-name="P2">Внимание! в .htaccess эти директивы не работают, только в httpd.conf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/>
    <meta:initial-creator/>
    <meta:editing-cycles>2</meta:editing-cycles>
    <meta:document-statistic meta:table-count="0" meta:image-count="0" meta:object-count="0" meta:page-count="5" meta:paragraph-count="163" meta:word-count="868" meta:character-count="7636"/>
    <dc:date>2011-12-21T13:54:47.82</dc:date>
    <meta:editing-duration>PT00H19M54S</meta:editing-duration>
  </office:meta>
</office:document-meta>
</file>